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054cm" svg:y1="3.107cm" svg:x2="2.473cm" svg:y2="0.337cm">
          <text:p/>
        </draw:line>
        <draw:path draw:style-name="gr2" draw:text-style-name="P1" draw:layer="layout" svg:width="2.304cm" svg:height="1.446cm" draw:transform="skewX (0.243473430653163) rotate (1.17652644876916) translate (1.8355801914893cm 1.60498170961955cm)" svg:viewBox="0 0 2305 1447" svg:d="m0 4623c1100-1 2305 1447 2305 1447l-24-6">
          <text:p/>
        </draw:path>
        <draw:line draw:style-name="gr3" draw:text-style-name="P1" draw:layer="layout" svg:x1="1.054cm" svg:y1="3.107cm" svg:x2="1.836cm" svg:y2="1.605cm">
          <text:p/>
        </draw:line>
        <draw:line draw:style-name="gr4" draw:text-style-name="P1" draw:layer="layout" svg:x1="1.054cm" svg:y1="3.093cm" svg:x2="1.054cm" svg:y2="0.268cm">
          <text:p/>
        </draw:line>
        <draw:line draw:style-name="gr4" draw:text-style-name="P1" draw:layer="layout" svg:x1="1.054cm" svg:y1="3.107cm" svg:x2="4.31cm" svg:y2="3.107cm">
          <text:p/>
        </draw:line>
        <draw:frame draw:style-name="gr5" draw:text-style-name="P2" draw:layer="layout" svg:width="2.936cm" svg:height="0.802cm" draw:transform="rotate (1.5707963267946) translate (0.147cm 3.166cm)">
          <draw:text-box>
            <text:p text:style-name="P2"><text:span text:style-name="T1">کُھلے سِرے برقی دباؤ</text:span></text:p>
          </draw:text-box>
        </draw:frame>
        <draw:frame draw:style-name="gr6" draw:layer="layout" svg:width="0.57cm" svg:height="0.529cm" svg:x="3.875cm" svg:y="3.09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7" draw:text-style-name="P1" draw:layer="layout" svg:x1="1.07cm" svg:y1="0.922cm" svg:x2="2.437cm" svg:y2="0.922cm">
          <text:p/>
        </draw:line>
        <draw:line draw:style-name="gr7" draw:text-style-name="P1" draw:layer="layout" svg:x1="2.422cm" svg:y1="0.937cm" svg:x2="2.427cm" svg:y2="3.196cm">
          <text:p/>
        </draw:line>
        <draw:frame draw:style-name="gr5" draw:text-style-name="P3" draw:layer="layout" svg:width="1.412cm" svg:height="1.141cm" svg:x="0.917cm" svg:y="0.325cm">
          <draw:text-box>
            <text:p text:style-name="P3"><text:span text:style-name="T2">پوری برقی</text:span></text:p>
            <text:p text:style-name="P3"><text:span text:style-name="T2">دباؤ</text:span></text:p>
          </draw:text-box>
        </draw:frame>
        <draw:line draw:style-name="gr7" draw:text-style-name="P1" draw:layer="layout" svg:x1="2.172cm" svg:y1="3.131cm" svg:x2="2.172cm" svg:y2="0.886cm">
          <text:p/>
        </draw:line>
        <draw:line draw:style-name="gr4" draw:text-style-name="P1" draw:layer="layout" svg:x1="5.127cm" svg:y1="3.093cm" svg:x2="5.127cm" svg:y2="0.268cm">
          <text:p/>
        </draw:line>
        <draw:line draw:style-name="gr4" draw:text-style-name="P1" draw:layer="layout" svg:x1="5.127cm" svg:y1="3.107cm" svg:x2="8.383cm" svg:y2="3.107cm">
          <text:p/>
        </draw:line>
        <draw:frame draw:style-name="gr5" draw:text-style-name="P2" draw:layer="layout" svg:width="2.936cm" svg:height="0.802cm" svg:x="5.373cm" svg:y="3.002cm">
          <draw:text-box>
            <text:p text:style-name="P2"><text:span text:style-name="T1">کُھلے سِرے برقی دباؤ</text:span></text:p>
          </draw:text-box>
        </draw:frame>
        <draw:path draw:style-name="gr2" draw:text-style-name="P1" draw:layer="layout" svg:width="2.035cm" svg:height="2.418cm" draw:transform="rotate (0.0038397243543868) translate (5.88343586062676cm 0.677834572339914cm)" svg:viewBox="0 0 2036 2419" svg:d="m0 3820c1332 0 2036-2419 2036-2419">
          <text:p/>
        </draw:path>
        <draw:line draw:style-name="gr3" draw:text-style-name="P1" draw:layer="layout" svg:x1="5.128cm" svg:y1="3.092cm" svg:x2="5.901cm" svg:y2="3.092cm">
          <text:p/>
        </draw:line>
        <draw:frame draw:style-name="gr5" draw:text-style-name="P2" draw:layer="layout" svg:width="3.419cm" svg:height="0.802cm" draw:transform="rotate (1.5707963267946) translate (4.352cm 3.477cm)">
          <draw:text-box>
            <text:p text:style-name="P2"><text:span text:style-name="T1">کُھلے سِرے مرکزی ضیاء</text:span></text:p>
          </draw:text-box>
        </draw:frame>
        <draw:frame draw:style-name="gr8" draw:text-style-name="P4" draw:layer="layout" svg:width="1.078cm" svg:height="0.911cm" svg:x="2.913cm" svg:y="1.129cm">
          <draw:text-box>
            <text:p><text:span text:style-name="T3">الف</text:span></text:p>
          </draw:text-box>
        </draw:frame>
        <draw:frame draw:style-name="gr8" draw:text-style-name="P4" draw:layer="layout" svg:width="0.714cm" svg:height="0.911cm" svg:x="5.856cm" svg:y="1.055cm">
          <draw:text-box>
            <text:p><text:span text:style-name="T3">ب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6-30T10:27:22</dc:date>
    <dc:creator>khalid khan</dc:creator>
    <meta:editing-duration>PT04H24M12S</meta:editing-duration>
    <meta:editing-cycles>17</meta:editing-cycles>
    <meta:generator>OpenOffice.org/3.1$Linux OpenOffice.org_project/310m19$Build-9420</meta:generator>
    <meta:document-statistic meta:object-count="1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I</math:mi>
      <math:mi>f</math:mi>
    </math:msub>
    <math:annotation math:encoding="StarMath 5.0">I_f</math:annotation>
  </math:semantics>
</math:math>
</file>